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dccc" officeooo:paragraph-rsid="0018dccc"/>
    </style:style>
    <style:style style:name="P2" style:family="paragraph" style:parent-style-name="Standard">
      <style:text-properties officeooo:rsid="00198421" officeooo:paragraph-rsid="00198421"/>
    </style:style>
    <style:style style:name="P3" style:family="paragraph" style:parent-style-name="Standard">
      <style:text-properties officeooo:rsid="001a8b55" officeooo:paragraph-rsid="001a8b55"/>
    </style:style>
    <style:style style:name="P4" style:family="paragraph" style:parent-style-name="Standard">
      <style:text-properties officeooo:rsid="001a8b55" officeooo:paragraph-rsid="00204078"/>
    </style:style>
    <style:style style:name="P5" style:family="paragraph" style:parent-style-name="Standard">
      <style:text-properties officeooo:rsid="001c574d" officeooo:paragraph-rsid="001c574d"/>
    </style:style>
    <style:style style:name="P6" style:family="paragraph" style:parent-style-name="Standard">
      <style:text-properties officeooo:rsid="001db878" officeooo:paragraph-rsid="001db878"/>
    </style:style>
    <style:style style:name="P7" style:family="paragraph" style:parent-style-name="Standard">
      <style:text-properties officeooo:rsid="00204078" officeooo:paragraph-rsid="00204078"/>
    </style:style>
    <style:style style:name="P8" style:family="paragraph" style:parent-style-name="Standard">
      <style:text-properties officeooo:rsid="00210deb" officeooo:paragraph-rsid="00210deb"/>
    </style:style>
    <style:style style:name="T1" style:family="text">
      <style:text-properties officeooo:rsid="00198421"/>
    </style:style>
    <style:style style:name="T2" style:family="text">
      <style:text-properties officeooo:rsid="001c574d"/>
    </style:style>
    <style:style style:name="T3" style:family="text">
      <style:text-properties officeooo:rsid="001db878"/>
    </style:style>
    <style:style style:name="T4" style:family="text">
      <style:text-properties officeooo:rsid="001e573c"/>
    </style:style>
    <style:style style:name="T5" style:family="text">
      <style:text-properties officeooo:rsid="002040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eduling des Walking Dinner</text:p>
      <text:p text:style-name="P1"/>
      <text:p text:style-name="P1">Vorbetrachtung:</text:p>
      <text:p text:style-name="P1">Ein fertiges Schedule, sprich ein fertiger Ablaufplan für ein WalkingDinner ist ein 3-Tupel folgender Typen</text:p>
      <text:p text:style-name="P1"/>
      <text:p text:style-name="P1">Schedule :: (Starter, Main, Dessert)</text:p>
      <text:p text:style-name="P1"/>
      <text:p text:style-name="P1">Starter, Main, Dessert :: Group</text:p>
      <text:p text:style-name="P1"/>
      <text:p text:style-name="P1">Group :: (HostTeam, Guest, Guest)</text:p>
      <text:p text:style-name="P1"/>
      <text:p text:style-name="P1">HostTeam, Guest :: Team</text:p>
      <text:p text:style-name="P1"/>
      <text:p text:style-name="P1">Team :: (Host, [Member])</text:p>
      <text:p text:style-name="P1"/>
      <text:p text:style-name="P1">Host, Member :: Participant</text:p>
      <text:p text:style-name="P1"/>
      <text:p text:style-name="P1">Das heißt jetzt konkret in Java, dass unser Schedule für jeden Gang (Starter, Main, Dessert) eine Liste von Groups haben wird. Diese Gruppen entsprechen den Teams, die diesen Gang zusammen einnehmen. Dabei wird ein Team kochen und 2 Teams zu Gast sein. Teams widerum sind 2-3 Participants, wobei bei einem Teammitglied gekocht wird, dieser also der Gastgeber für die Gruppe sein wird.</text:p>
      <text:p text:style-name="P1"/>
      <text:p text:style-name="P1">Damit wir bei der Einteilung der Teams und der Gruppen die persönlichen Vorlieben der Teilnehmer berücksichtigen können, haben wir unsere Restriction-Klasse, die bidirektional mit den Teilnehmern in Relation steht. D.h. jedes Participant-Objekt kennt seine Restrictions und jede Restriction kennt seine ihr zugeordneten Participant-Objekte.</text:p>
      <text:p text:style-name="P1"/>
      <text:p text:style-name="P1">Des weiteren <text:span text:style-name="T1">gibt es 3 permanente Restrictions, die nicht vom Nutzer umbenannt werden können:</text:span></text:p>
      <text:p text:style-name="P2">Veganer, Vegetarier, keinAlkohol.</text:p>
      <text:p text:style-name="P2">Veganer und Vegetarier werden im Scheduling eine besondere Rolle übernehmen, da wir auf <text:span text:style-name="T4">diesen</text:span> eine totale Ordnung definieren können:</text:p>
      <text:p text:style-name="P2"/>
      <text:p text:style-name="P2">Veganer &lt; Vegetarier &lt; Fleischesser/Normalos</text:p>
      <text:p text:style-name="P2"/>
      <text:p text:style-name="P2">keinAlkohol ist ein in der Produktbeschreibung gefordertes Prädikat, und der Nutzer ist in der Lage weitere Prädikate hinzuzufügen.</text:p>
      <text:p text:style-name="P1">Wir werden also nach folgendem Prinzip schedulen:</text:p>
      <text:p text:style-name="P1"/>
      <text:p text:style-name="P2">Zuerst werden die Teams gescheduled:</text:p>
      <text:p text:style-name="P2"/>
      <text:p text:style-name="P2">Beginne mit der Menge der Veganer: </text:p>
      <text:p text:style-name="P2"/>
      <text:p text:style-name="P2">Im ConsistencyController haben wir die Methode getDifferentRestrictionsFor([Participant]), die uns die Symmetrische Differenz aller Restrictions der übergebenen Teilnehmer zurückgibt. </text:p>
      <text:p text:style-name="P2"/>
      <text:p text:style-name="P2">Also bilden wir die symmetrische Differenz aller Restrictions der Veganer. Das sind also genau die Restrictions, die nicht alle Veganer gemeinsam haben. </text:p>
      <text:p text:style-name="P3">Jetzt bilden wir für diese Teilmengen der Veganer inklusionsmaximale 2er-Teams (mittels dynamischer Programmierung, dann wird es einigermaßen effizient).</text:p>
      <text:p text:style-name="P3"><text:soft-page-break/>Sollte die Anzahl der Veganer ungerade sein, wird der letzte Veganer nun mit den Vegetariern gescheduled.</text:p>
      <text:p text:style-name="P6">(Zwei Mengen sind gleich, wenn die Differenz leer ist. Eine größte Übereinstimmung haben wir also zwischen 2 Mengen, deren Differenz eine möglichst kleine Menge ergibt.)</text:p>
      <text:p text:style-name="P3"/>
      <text:p text:style-name="P3">Für die Vegetarier (und eventuell den letzten Veganer) gehen wir analog vor: Wir bilden die symmetrische Differenz der Restricions, müssen jetzt aber beim inklusionsmaximalen Zusammenführen die eventuell vorhandene Veganer-Restriction <text:span text:style-name="T4">beachten und zuerst für den Veganer einen möglichst passenden Vegetarier finden. Dann den Rest wie oben.</text:span></text:p>
      <text:p text:style-name="P3">Dann kann wieder ein Vegetarier überbleiben.</text:p>
      <text:p text:style-name="P3"/>
      <text:p text:style-name="P3">Nun haben wir alle Veganer und alle (bis auf eventuell einen Vegetarier) in Teams eingeordnet und bilden nun wieder die symmetrische Differenz der Restrictions über alle verbliebenen Participants und nutzen wieder unseren dynamischen Algorithmus für die inklusionsmaximalen 2er-Teams (Ordnung wird nicht beachtet, <text:span text:style-name="T5">da max. ein Vegetarier übrig geblieben sein kann</text:span>).</text:p>
      <text:p text:style-name="P3"/>
      <text:p text:style-name="P5">Falls am Ende ein Teilnehmer übrig bleibt, wird er dem Team mit der größten Restriction-Übereinstimmung als 3. Mitglied hinzugefügt.</text:p>
      <text:p text:style-name="P3"/>
      <text:p text:style-name="P3">Nun haben wir unsere Teams gebildet. <text:span text:style-name="T2">Allerdings muss die Anzahl der Teams ein Vielfaches von 3 sein, damit wir die Teams zu den Gruppen hinzufügen können. </text:span></text:p>
      <text:p text:style-name="P5">Wenn wir nicht |Teams| mod 3 == 0 haben, dann haben wir entweder 1 oder 2 Teams zu viel.</text:p>
      <text:p text:style-name="P5">In diesem Fall lösen wir die max. 2 <text:span text:style-name="T5">2er-</text:span>Teams wieder auf und schedulen die max. 4 Teilnehmer wieder in 2er-Teams, <text:span text:style-name="T3">sodass die Restrictions möglichst übereinstimmen und wir so maximal fünf 3er-Teams haben können.</text:span></text:p>
      <text:p text:style-name="P3"/>
      <text:p text:style-name="P4">Das Scheduling der Gruppen aus den Teams funktioniert nach dem gleichen Prinzip, <text:span text:style-name="T2">wir beginnen wieder mit den veganen-Teams, falls eine Gruppe dann nicht gefüllt werden kann, würden wir zuerst bevorzugt das bezüglich unserer Ordnung kleinste verbleibende Team hinzufügen. </text:span></text:p>
      <text:p text:style-name="P4"/>
      <text:p text:style-name="P4"><text:span text:style-name="T3">(vegan &lt; vegan-vegetarisch &lt; vegetarisch &lt; vegetarisch-fleisch &lt; fleisch &lt;= alle Teilnehmer)</text:span></text:p>
      <text:p text:style-name="P4"/>
      <text:p text:style-name="P4"><text:span text:style-name="T3">Und genauso die Vegetarier und Fleischesser.</text:span></text:p>
      <text:p text:style-name="P5">Bei den Prädikaten werden wir dann die Symmetrische Differenz über die Restrictions der Teams, in der jeweiligen Menge ((teil-)vegane, (teil-)vegetarische, normale Teams etc.), wieder dynamisch, inklusionsmaximal zu 3er-Gruppen hinzufügen.</text:p>
      <text:p text:style-name="P6">Aufgrund des Scheduling der Teams, bleibt dann kein Team über.</text:p>
      <text:p text:style-name="P6"/>
      <text:p text:style-name="P6">Da das „Problem des Fleisches“ bei der Hauptspeise am meisten zu Problemen führen kann, beginnen wir mit der Gruppeneinteilung bei der Hauptspeise.</text:p>
      <text:p text:style-name="P6">Danach geht es möglichst darum neue Leute kennenzulernen, sodass wir in unserer Team-Ordung </text:p>
      <text:p text:style-name="P6">(vegan &lt; vegan-vegetarisch &lt; vegetarisch &lt; vegetarisch-fleisch &lt; fleisch &lt;= alle Teilnehmer), in den einzelnen Teilmengen probieren Permutationen mit möglichst großen Übereinstimmungen zu erzeugen.</text:p>
      <text:p text:style-name="P6">Hierzu sollten wir in Anbetracht der Problemstellung mit der Nachspeise fortfahren und das Prädikat keinAlkohol priorisiert berücksichtigen.</text:p>
      <text:p text:style-name="P6">Zum Schluss die Vorspeise, da hier nicht-optimale Gruppenzusammensetzungen nicht stark ins Gewicht fallen (ein Salat zu Vorspeise ist allgemein anerkannt, vegan, alkohol-, gluten- und laktosefrei etc.).</text:p>
      <text:p text:style-name="P1"/>
      <text:p text:style-name="P7"><text:soft-page-break/>Die „kennt-einen-anderen-Teilnehmer“-Relation ist in diesem Modell eine für jeden Teilnehmer individuell berechnete Restriction. Beim Scheduling der Teams beachten wir diese nicht, da sich Teampartner laut Aufgabenstellung ruhig kennen können.</text:p>
      <text:p text:style-name="P7">D.h. wir berechnen diese Restriction beim Scheduling jeden Gangs dann für die Teams (bzw. deren Mitglieder) erneut, damit beim finden der nächsten passenden Permutation das Kennenlernen der vorigen Gänge beachtet wird.</text:p>
      <text:p text:style-name="P8">Da so die <text:span text:style-name="T5">„kennt-einen-anderen-Teilnehmer“-Relation </text:span>gleichbedeutend mit einem Prädikat ist, kann sie nur bedingen, dass hinterher der Schnitt zwischen 2 Restriction-Mengen nicht minimal ist, aber uns nicht den Algorithmus durch übetriebene Priorisierung erschw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3T09:28:22.014296249</meta:creation-date>
    <dc:date>2018-08-23T10:47:44.284224764</dc:date>
    <meta:editing-duration>PT35M29S</meta:editing-duration>
    <meta:editing-cycles>4</meta:editing-cycles>
    <meta:generator>LibreOffice/5.2.7.2$Linux_X86_64 LibreOffice_project/20m0$Build-2</meta:generator>
    <meta:document-statistic meta:table-count="0" meta:image-count="0" meta:object-count="0" meta:page-count="3" meta:paragraph-count="44" meta:word-count="815" meta:character-count="5910" meta:non-whitespace-character-count="5133"/>
  </office:meta>
</office:document-meta>
</file>